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officeooo:rsid="0012b116" officeooo:paragraph-rsid="0012b116" style:font-size-asian="22.75pt" style:font-size-complex="2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officeooo:rsid="0012b116" officeooo:paragraph-rsid="0012b116" style:font-size-asian="16pt" style:font-size-complex="16pt"/>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officeooo:rsid="0012b116" officeooo:paragraph-rsid="0012b116" style:font-size-asian="14pt" style:font-size-complex="16pt"/>
    </style:style>
    <style:style style:name="P4" style:family="paragraph" style:parent-style-name="Standard">
      <style:paragraph-properties fo:text-align="start" style:justify-single-word="false"/>
      <style:text-properties officeooo:paragraph-rsid="0012b116"/>
    </style:style>
    <style:style style:name="P5" style:family="paragraph" style:parent-style-name="Standard">
      <style:paragraph-properties fo:text-align="start" style:justify-single-word="false"/>
      <style:text-properties officeooo:paragraph-rsid="002841d2"/>
    </style:style>
    <style:style style:name="P6" style:family="paragraph" style:parent-style-name="Standard">
      <style:paragraph-properties fo:text-align="start" style:justify-single-word="false"/>
      <style:text-properties fo:font-size="12pt" style:text-underline-style="none" officeooo:rsid="0012b116" officeooo:paragraph-rsid="0012b116"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13e007" officeooo:paragraph-rsid="0013e007"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13e007" officeooo:paragraph-rsid="0013927c"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13927c" officeooo:paragraph-rsid="0013927c"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2841d2" officeooo:paragraph-rsid="002841d2"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2a3a00" officeooo:paragraph-rsid="002a3a00" style:font-size-asian="10.5pt" style:font-size-complex="12pt"/>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officeooo:rsid="0012b116" officeooo:paragraph-rsid="0012b116" style:font-size-asian="10.5pt" style:font-size-complex="12pt"/>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officeooo:rsid="0012b116" officeooo:paragraph-rsid="0013927c" style:font-size-asian="10.5pt" style:font-size-complex="12pt"/>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officeooo:rsid="0013927c" officeooo:paragraph-rsid="0013927c" style:font-size-asian="10.5pt" style:font-size-complex="12pt"/>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officeooo:rsid="0013e007" officeooo:paragraph-rsid="0013e007" style:font-size-asian="10.5pt" style:font-size-complex="12pt"/>
    </style:style>
    <style:style style:name="P16" style:family="paragraph" style:parent-style-name="Standard">
      <style:paragraph-properties fo:text-align="start" style:justify-single-word="false"/>
      <style:text-properties officeooo:rsid="0013927c" officeooo:paragraph-rsid="0013927c"/>
    </style:style>
    <style:style style:name="T1" style:family="text">
      <style:text-properties officeooo:rsid="0012b116"/>
    </style:style>
    <style:style style:name="T2" style:family="text">
      <style:text-properties fo:font-size="12pt" style:text-underline-style="none" officeooo:rsid="0012b116" style:font-size-asian="10.5pt" style:font-size-complex="12pt"/>
    </style:style>
    <style:style style:name="T3" style:family="text">
      <style:text-properties fo:font-size="12pt" style:text-underline-style="none" officeooo:rsid="002841d2" style:font-size-asian="10.5pt" style:font-size-complex="12pt"/>
    </style:style>
    <style:style style:name="T4" style:family="text">
      <style:text-properties style:text-underline-style="none"/>
    </style:style>
    <style:style style:name="T5" style:family="text">
      <style:text-properties style:text-underline-style="none" officeooo:rsid="0013e007"/>
    </style:style>
    <style:style style:name="T6" style:family="text">
      <style:text-properties style:text-underline-style="none" officeooo:rsid="00212ee6"/>
    </style:style>
    <style:style style:name="T7" style:family="text">
      <style:text-properties officeooo:rsid="001585c6"/>
    </style:style>
    <style:style style:name="T8" style:family="text">
      <style:text-properties officeooo:rsid="00171247"/>
    </style:style>
    <style:style style:name="T9" style:family="text">
      <style:text-properties officeooo:rsid="0017db8f"/>
    </style:style>
    <style:style style:name="T10" style:family="text">
      <style:text-properties officeooo:rsid="001aca25"/>
    </style:style>
    <style:style style:name="T11" style:family="text">
      <style:text-properties officeooo:rsid="001c85bc"/>
    </style:style>
    <style:style style:name="T12" style:family="text">
      <style:text-properties officeooo:rsid="00201c5a"/>
    </style:style>
    <style:style style:name="T13" style:family="text">
      <style:text-properties officeooo:rsid="0025b32c"/>
    </style:style>
    <style:style style:name="T14" style:family="text">
      <style:text-properties officeooo:rsid="002683b3"/>
    </style:style>
    <style:style style:name="T15" style:family="text">
      <style:text-properties fo:font-style="normal" officeooo:rsid="002841d2" style:font-style-asian="normal" style:font-style-complex="normal"/>
    </style:style>
    <style:style style:name="T16" style:family="text">
      <style:text-properties fo:font-style="normal" officeooo:rsid="002a3a00"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officeooo:rsid="002841d2" style:font-style-asian="italic" style:font-style-complex="italic"/>
    </style:style>
    <style:style style:name="T19" style:family="text">
      <style:text-properties fo:font-style="italic" fo:font-weight="normal" officeooo:rsid="002841d2" style:font-style-asian="italic" style:font-weight-asian="normal" style:font-style-complex="italic" style:font-weight-complex="normal"/>
    </style:style>
    <style:style style:name="T20" style:family="text">
      <style:text-properties officeooo:rsid="002a4c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 explicatif</text:p>
      <text:p text:style-name="P3"/>
      <text:p text:style-name="P3">Introduction</text:p>
      <text:p text:style-name="P6"/>
      <text:p text:style-name="P6">L’archive rendue contient, le code source du projet (<text:span text:style-name="T8">dans le </text:span>dossier « src »), la javadoc, générée par Eclipse, documentant les <text:span text:style-name="T12">classes, </text:span>méthodes <text:span text:style-name="T13">et constructeurs</text:span> publi<text:span text:style-name="T14">cs </text:span>(<text:span text:style-name="T8">dans le </text:span>dossier « doc ») ainsi que ce document explicatif. <text:span text:style-name="T20">D’autres dossiers et fichier sont également présents (tels que « classes », « build.xml » et « test »). Ils serviront plus tard pour la compilation.</text:span></text:p>
      <text:p text:style-name="P12"/>
      <text:p text:style-name="P2">Interprétation du sujet</text:p>
      <text:p text:style-name="P12"/>
      <text:p text:style-name="P6">Le programme rendu intègre presque toutes les fonctionnalités attendues par le sujet. </text:p>
      <text:p text:style-name="P6">En effet, le programme peut être utilisé en mode graphique ainsi qu’en mode terminal. L’export au format PNG depuis la ligne de commande est aussi fonctionnel et nous avons ajouté la possibilité de faire cet export depuis l’interface graphique. </text:p>
      <text:p text:style-name="P4"><text:span text:style-name="T2">Il est également possible de</text:span> choisir les paramètres de l’image sans recompiler le logiciel <text:span text:style-name="T1">avec l’usage des arguments, en mode terminal, et des différents contrôles, en mode graphique.</text:span></text:p>
      <text:p text:style-name="P16"><text:span text:style-name="T10">En revanche</text:span>, le programme permet seulement de dessiner des ensembles de Julia quadratique<text:span text:style-name="T9">s</text:span> et le calcul de <text:span text:style-name="T11">ceux-ci</text:span> ne se fait par sur un thread <text:span text:style-name="T9">différent</text:span>.</text:p>
      <text:p text:style-name="P16"/>
      <text:p text:style-name="P16">Pour tracer les ensembles de Julia quadratiques, nous avons ainsi repris l’algorithme suggéré dans le sujet.</text:p>
      <text:p text:style-name="P16"/>
      <text:p text:style-name="P16">Au niveau des choix technologiques, nous avons choisi d’utiliser la bibliothèque Swing plutôt que JavaFX car nous avions plus d’expérience sur celle-ci.</text:p>
      <text:p text:style-name="P12"/>
      <text:p text:style-name="P2">Explication</text:p>
      <text:p text:style-name="P12"/>
      <text:p text:style-name="P14">Compilation</text:p>
      <text:p text:style-name="P14"/>
      <text:p text:style-name="P10">Pour compiler le projet, nous allons utiliser ant (<text:a xlink:type="simple" xlink:href="https://ant.apache.org/" text:style-name="Internet_20_link" text:visited-style-name="Visited_20_Internet_20_Link">https://ant.apache.org/</text:a>). Pour cela, il faut se rendre dans le répertoire de l’archive (celui contenant « src », « doc », etc.), ouvrir un terminal et entrer la commande « ant ». La javadoc peut être regénérée en exécutant la commande « ant doc ». Le fichier build.xml est le fichier de configuration lu par ant.</text:p>
      <text:p text:style-name="P10"/>
      <text:p text:style-name="P5"><text:span text:style-name="T3">Si ant n’est pas installé sur la machine, il est toujours possible d’importer l’archive « JuliaSets.zip » dans Eclipse. Pour cela, il faut aller dans le menu « </text:span><text:span text:style-name="Emphasis">File &gt; Import », </text:span><text:span text:style-name="Emphasis"><text:span text:style-name="T15">sélectionner « </text:span></text:span><text:span text:style-name="Strong_20_Emphasis"><text:span text:style-name="Emphasis"><text:span text:style-name="T19">Existing projects into Workspace </text:span></text:span></text:span><text:span text:style-name="Emphasis"><text:span text:style-name="T15">», puis choisir le fichier archive « JuliaSets.zip » et cliquer sur « </text:span></text:span><text:span text:style-name="Emphasis"><text:span text:style-name="T18">Finish </text:span></text:span><text:span text:style-name="Emphasis"><text:span text:style-name="T15">». </text:span></text:span><text:span text:style-name="Emphasis"><text:span text:style-name="T16">Le projet ainsi importé peut alors être compilé.</text:span></text:span></text:p>
      <text:p text:style-name="P14"/>
      <text:p text:style-name="P14">Exécution</text:p>
      <text:p text:style-name="P14"/>
      <text:p text:style-name="P11">Une fois le projet compilé avec ant, il peut être exécuté en se rendant dans le répertoire « classes », en ouvrant un terminal et en entrant la commande « java juliasets/Main ».</text:p>
      <text:p text:style-name="P11"/>
      <text:p text:style-name="P11">Si le programme a, en revanche, été importé en tant que projet dans Eclipse, il suffit de cliquer sur le bouton « <text:span text:style-name="T17">Run </text:span>».</text:p>
      <text:p text:style-name="P11"/>
      <text:p text:style-name="P11">Pour l’utilisation du programme, il faut se reporter à la section suivante.</text:p>
      <text:p text:style-name="P13"/>
      <text:p text:style-name="P2"><text:soft-page-break/>Mode d’emploi</text:p>
      <text:p text:style-name="P6"/>
      <text:p text:style-name="P14">Choix de l’interface</text:p>
      <text:p text:style-name="P9"/>
      <text:p text:style-name="P14"><text:span text:style-name="T4">Pour lancer le programme en mode terminal, il suffit de rentrer le nom de l’exécutable, </text:span><text:span text:style-name="T5">compilé auparavant,</text:span><text:span text:style-name="T4"> </text:span><text:span text:style-name="T5">dans l’invite de commande suivi</text:span><text:span text:style-name="T4"> </text:span><text:span text:style-name="T5">d</text:span><text:span text:style-name="T4">es différents paramètres (détaillés plus tard). Pour lancer l’interface graphique, </text:span><text:span text:style-name="T5">il faut également également ouvrir une invite de commande, rentrer le nom de l’exécutable ainsi que le paramètre « </text:span><text:span text:style-name="T6">i</text:span><text:span text:style-name="T5">g ». Cela ouvrira ainsi une nouvelle fenêtre graphique.</text:span></text:p>
      <text:p text:style-name="P8"/>
      <text:p text:style-name="P15">Terminal</text:p>
      <text:p text:style-name="P15"/>
      <text:p text:style-name="P15">Interface graphique</text:p>
      <text:p text:style-name="P15"/>
      <text:p text:style-name="P7">Une fois la fenêtre ouverte, celle-ci affiche par défaut un ensemble de Julia. Le nombre complexe C peut-être changé en mettant des valeurs différentes dans les champs de la section « Complex ». Pour valider le changement, il suffit de cliquer sur le bouton « Change complex » dans la section « Controls ». Il est également possible de changer le niveau de zoom en cliquant sur « Zoom in » et « Zoom out », et de se déplacer sur l’ensemble de Julia dessiné grâce aux flèches directionnelles. Le nombre d’itérations peut aussi <text:span text:style-name="T7">être changé en modifiant la valeur du champs « Max iterations » dans la section « Miscellaneous » puis en validant avec le bouton « Change max iterations ». Pour sauvegarder le dessin de l’ensemble actuel, il faut cliquer sur l’option « Save as png » dans le menu « File » de la barre de men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22:45:00.687880718</meta:creation-date>
    <dc:date>2019-01-04T18:00:14.361823150</dc:date>
    <meta:editing-duration>PT34M42S</meta:editing-duration>
    <meta:editing-cycles>20</meta:editing-cycles>
    <meta:generator>LibreOffice/5.2.7.2$Linux_X86_64 LibreOffice_project/20m0$Build-2</meta:generator>
    <meta:document-statistic meta:table-count="0" meta:image-count="0" meta:object-count="0" meta:page-count="2" meta:paragraph-count="24" meta:word-count="627" meta:character-count="3756" meta:non-whitespace-character-count="3151"/>
  </office:meta>
</office:document-meta>
</file>